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list-style-name="L1">
      <style:paragraph-properties fo:margin-top="0cm" fo:margin-bottom="0cm"/>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list-style-name="L1">
      <style:paragraph-properties fo:margin-top="0cm" fo:margin-bottom="0cm"/>
      <style:text-properties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Heading_20_1">
      <style:paragraph-properties fo:text-align="center" style:justify-single-word="false"/>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GB"/>
    </style:style>
    <style:style style:name="T4" style:family="text">
      <style:text-properties style:font-name="Verdan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Review template</text:span></text:h>
      <text:p text:style-name="P1"><text:span text:style-name="T2">Article name:</text:span></text:p>
      <text:p text:style-name="P1"><text:span text:style-name="T2">found at:</text:span></text:p>
      <text:p text:style-name="P1"><text:span text:style-name="T2">Name:</text:span></text:p>
      <text:p text:style-name="P1"><text:span text:style-name="T2">Date:</text:span></text:p>
      <text:p text:style-name="P3"/>
      <text:p text:style-name="P2"><text:span text:style-name="T3">What</text:span><text:span text:style-name="T3"> kind </text:span>of article is it? A review paper, a evaluative paper, a theory paper, practical paper, case study, etc?</text:p>
      <text:p text:style-name="P2"/>
      <text:p text:style-name="P2">What can you gain from the article? Ideas, techniques, useful quotes?</text:p>
      <text:p text:style-name="P2"/>
      <text:p text:style-name="P2">Is the author well-recongnized in his/her field? Is the author an authority in this area?</text:p>
      <text:p text:style-name="P2"/>
      <text:p text:style-name="P2">What contribution is the article making? What kind of contribution? Can it make a contribution to your own project, if so, how?</text:p>
      <text:p text:style-name="P2"/>
      <text:p text:style-name="P2">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2"/>
      <text:p text:style-name="P2">Does conclusion follow logically from the work that has been presented? Are the arguments logical? Do they follow from eachother? Are they supported or contradicted by the work of others? Are alternative conclusions consistent with the discussions?</text:p>
      <text:p text:style-name="P2"/>
      <text:p text:style-name="P2">Can you differentiate fact from unsubstantiated opinion? If there are opinions in the article, do you agree with them? Are these opinions supported by logical arguments or other authors?</text:p>
      <text:p text:style-name="P2"/>
      <text:p text:style-name="P2">What do you feel about what has been written? Do you agree with statements that are made? Are there counter-arguments?</text:p>
      <text:p text:style-name="P2"/>
      <text:p text:style-name="P2">Does the article contradict other view-points or support the status-quo? How does the article relate to other articles in the field?</text:p>
      <text:p text:style-name="P2"/>
      <text:p text:style-name="P2">What rerferences do they use? Are these appropriate and/or up-to-date? Which references can you use? Is the article referenced by other authors?</text:p>
      <text:p text:style-name="P2"/>
      <text:p text:style-name="P2">Are there limits to what the author is suggesting? Is his/her argument applicable only in certain cases?</text:p>
      <text:p text:style-name="P2"><text:soft-page-break/></text:p>
      <text:p text:style-name="P2">Can you use the results from the article in your own work? How does these results contribute and fit in to their field, and your own?</text:p>
      <text:p text:style-name="P2"/>
      <text:p text:style-name="P2">What is the major problem or issue being investigated?</text:p>
      <text:p text:style-name="P2"/>
      <text:p text:style-name="P2">How clearly are the major concepts defined and explained?</text:p>
      <text:p text:style-name="P2"/>
      <text:p text:style-name="P2">Is there a clear research hypothesis that can be and is tested?</text:p>
      <text:p text:style-name="P2"/>
      <text:p text:style-name="P2">What type of research design or methodology is employed? Is it suitable and reliable?</text:p>
      <text:p text:style-name="P2"/>
      <text:p text:style-name="P2">Have algorithms and statistical techniques been used appropriately? Can you apply them in your own work? What are the limitations of these techniques?</text:p>
      <text:p text:style-name="P2"/>
      <text:p text:style-name="P2">Is the choice of measures, sample sizes and data appropriate? Have extranous factors and variables been considered?</text:p>
      <text:p text:style-name="P2"/>
      <text:p text:style-name="P2">Can generalizations be made from these results? What are the limitations of these generalizations?</text:p>
      <text:p text:style-name="P2"/>
      <text:p text:style-name="P2">Are there implications of the results discussed?</text:p>
      <text:p text:style-name="P2"/>
      <text:p text:style-name="P2">What is your overall assesment of this study – in terms of its adequacy for explaining the research problem and the contribution it is making?</text:p>
      <text:p text:style-name="P2"/>
      <text:p text:style-name="P2">Are the diagrams and figures readable? Relevant?</text:p>
      <text:p text:style-name="P2"/>
      <text:p text:style-name="P2">Are the references and citations formatted properly?</text:p>
      <text:p text:style-name="P2"/>
      <text:p text:style-name="P2">Will it interest people to read this article?</text:p>
      <text:p text:style-name="P2"/>
      <text:p text:style-name="P2"><text:span text:style-name="T4"/></text:p>
      <text:list xml:id="list163345371" text:style-name="L1">
        <text:list-item>
          <text:p text:style-name="P7"><text:span text:style-name="T4">Excellent - This paper is amongst the best papers I have ever read (short-list for best paper award) </text:span></text:p>
        </text:list-item>
        <text:list-item>
          <text:p text:style-name="P7"><text:span text:style-name="T4">Very good paper (Consider short listing for best paper award)</text:span> </text:p>
        </text:list-item>
        <text:list-item>
          <text:p text:style-name="P6">Sound paper - I recommend acceptance </text:p>
        </text:list-item>
        <text:list-item>
          <text:p text:style-name="P7"><text:span text:style-name="T4">Borderline - This paper could be accepted if there is room</text:span> </text:p>
        </text:list-item>
        <text:list-item>
          <text:p text:style-name="P7"><text:span text:style-name="T4">Poor - This paper has limited contribution, or the work is not yet ready for publication. I do not believe it should be accepted, but if other reviewers differ, </text:span><text:soft-page-break/><text:span text:style-name="T4">I would not oppose strongly</text:span> </text:p>
        </text:list-item>
        <text:list-item>
          <text:p text:style-name="P5"><text:span text:style-name="T4">Unacceptable - The work makes no contribution or, worse, it is flawed or scurrilous. I believe that publication of this paper would reflect badly on our community. I would strongly oppose any other outcome.</text:span>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6:43:33</dc:date>
    <meta:editing-duration>PT4M41S</meta:editing-duration>
    <meta:editing-cycles>8</meta:editing-cycles>
    <meta:generator>LibreOffice/3.5$Linux_x86 LibreOffice_project/350m1$Build-2</meta:generator>
    <meta:document-statistic meta:table-count="0" meta:image-count="0" meta:object-count="0" meta:page-count="3" meta:paragraph-count="35" meta:word-count="571" meta:character-count="3414" meta:non-whitespace-character-count="2878"/>
  </office:meta>
</office:document-meta>
</file>